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85in" fo:margin-top="0in" fo:margin-bottom="0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A10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2pt" style:font-size-asian="12pt" style:font-size-complex="12pt"/>
    </style:style>
    <style:style style:name="P2" style:family="paragraph" style:parent-style-name="Standard">
      <style:paragraph-properties fo:margin-top="0.1665in" fo:margin-bottom="0.1665in" style:contextual-spacing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>
      <style:paragraph-properties fo:margin-top="0in" fo:margin-bottom="0in" style:contextual-spacing="false"/>
      <style:text-properties officeooo:rsid="001c4644" officeooo:paragraph-rsid="001c4644"/>
    </style:style>
    <style:style style:name="P6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/>
      <style:text-properties fo:font-size="10pt" officeooo:rsid="001c4644" officeooo:paragraph-rsid="001c4644" style:font-size-asian="10pt" style:font-size-complex="10pt"/>
    </style:style>
    <style:style style:name="P8" style:family="paragraph" style:parent-style-name="List_20_Paragraph" style:list-style-name="WWNum5">
      <style:paragraph-properties fo:margin-top="0.1665in" fo:margin-bottom="0.1665in" style:contextual-spacing="true"/>
    </style:style>
    <style:style style:name="P9" style:family="paragraph" style:parent-style-name="List_20_Paragraph" style:list-style-name="WWNum5">
      <style:paragraph-properties fo:margin-top="0.1665in" fo:margin-bottom="0.1665in" style:contextual-spacing="true"/>
      <style:text-properties fo:font-size="10pt" style:font-size-asian="10pt" style:font-size-complex="10pt"/>
    </style:style>
    <style:style style:name="P10" style:family="paragraph" style:parent-style-name="List_20_Paragraph" style:list-style-name="WWNum5">
      <style:paragraph-properties fo:margin-top="0.1665in" fo:margin-bottom="0.1665in" style:contextual-spacing="true"/>
      <style:text-properties fo:font-size="10pt" officeooo:rsid="001c4644" officeooo:paragraph-rsid="001c4644" style:font-size-asian="10pt" style:font-size-complex="10pt"/>
    </style:style>
    <style:style style:name="P11" style:family="paragraph" style:parent-style-name="List_20_Paragraph" style:list-style-name="WWNum5">
      <style:paragraph-properties fo:margin-top="0.1665in" fo:margin-bottom="0.1665in" style:contextual-spacing="true"/>
      <style:text-properties fo:font-size="10pt" fo:font-weight="normal" officeooo:rsid="001c4644" officeooo:paragraph-rsid="001c4644" style:font-size-asian="10pt" style:font-weight-asian="normal" style:font-size-complex="10pt" style:font-weight-complex="normal"/>
    </style:style>
    <style:style style:name="P12" style:family="paragraph" style:parent-style-name="List_20_Paragraph" style:list-style-name="WWNum5">
      <style:paragraph-properties fo:margin-left="0.4957in" fo:margin-right="0in" fo:margin-top="0.1665in" fo:margin-bottom="0.1665in" style:contextual-spacing="true" fo:text-indent="-0.25in" style:auto-text-indent="false"/>
      <style:text-properties fo:font-size="10pt" style:font-size-asian="10pt" style:font-size-complex="10pt"/>
    </style:style>
    <style:style style:name="P13" style:family="paragraph" style:parent-style-name="List_20_Paragraph" style:list-style-name="WWNum1">
      <style:paragraph-properties fo:margin-top="0in" fo:margin-bottom="0in" style:contextual-spacing="true"/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c4644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fo:color="#000000" fo:background-color="#ffffff" loext:char-shading-value="0" style:font-size-complex="12pt"/>
    </style:style>
    <style:style style:name="T12" style:family="text">
      <style:text-properties style:font-size-complex="12pt"/>
    </style:style>
    <style:style style:name="T13" style:family="text">
      <style:text-properties officeooo:rsid="001c46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План индивидуального развития инженера - тестировщика Дудника Виктора.</text:span></text:p>
      <text:p text:style-name="P2"><text:span text:style-name="T7">Основные рабочие активности и практические навыки до 30.11.2016:</text:span></text:p>
      <text:list xml:id="list5801446289088506211" text:style-name="WWNum5">
        <text:list-item>
          <text:p text:style-name="P9">Выполнение работ по нагрузочному тестированию, в рамках проектов компании.</text:p>
          <text:list>
            <text:list-item>
              <text:p text:style-name="P10">Анализ требуемых данных для реализации сценариев нагрузочного тестирования.</text:p>
            </text:list-item>
            <text:list-item>
              <text:p text:style-name="P9">Подготовка <text:span text:style-name="T13">необходимых </text:span>данных для тестирования<text:span text:style-name="T7">.</text:span></text:p>
            </text:list-item>
            <text:list-item>
              <text:p text:style-name="P11">Разработка планов выполнения работ по нагрузочному тестированию. Определение необходимых типов нагрузочного тестирования, которые нужно выполнять для тестируемого приложения.</text:p>
            </text:list-item>
            <text:list-item>
              <text:p text:style-name="P9">Разработка сценариев нагрузочного тестирования</text:p>
            </text:list-item>
            <text:list-item>
              <text:p text:style-name="P9">Разработка скриптов нагрузочного тестирования</text:p>
            </text:list-item>
            <text:list-item>
              <text:p text:style-name="P9">Запуск тестов нагрузочного тестирования на рабочей станции (локально, удаленно) или на облачном решении генератора нагрузки (<text:span text:style-name="T8">Blazemeter</text:span>).</text:p>
            </text:list-item>
            <text:list-item>
              <text:p text:style-name="P9">Сбор <text:span text:style-name="T13">и анализ метрик производительности.</text:span></text:p>
            </text:list-item>
            <text:list-item>
              <text:p text:style-name="P10">Сбор и анализ результатов использования ресурсов.</text:p>
            </text:list-item>
            <text:list-item>
              <text:p text:style-name="P10">Формирование заключений о соответствии приложения требованиям по результатам нагрузочного тестирования.</text:p>
            </text:list-item>
            <text:list-item>
              <text:p text:style-name="P10">Консолидация результатов нагрузочного тестирования.</text:p>
            </text:list-item>
            <text:list-item>
              <text:p text:style-name="P10">Командная работа при реализации задач нагрузочного тестирования.</text:p>
            </text:list-item>
            <text:list-item>
              <text:p text:style-name="P10">Управление репозиторием скриптов нагрузочного тестирования.</text:p>
            </text:list-item>
          </text:list>
        </text:list-item>
        <text:list-item>
          <text:p text:style-name="P9">Выполнение работ по ручному тестированию и тест-дизайн.</text:p>
        </text:list-item>
        <text:list-item>
          <text:p text:style-name="P12">Выполнение задач по автоматизированному тестированию<text:span text:style-name="T7">.</text:span></text:p>
          <text:list>
            <text:list-item>
              <text:p text:style-name="P9">Прогон авто-тестов (<text:span text:style-name="T8">j</text:span>-<text:span text:style-name="T8">meter</text:span>, <text:span text:style-name="T8">Selenium</text:span>). Сбор результатов выполнения.</text:p>
            </text:list-item>
            <text:list-item>
              <text:p text:style-name="P9">Обновление авто-тестов по результатам прогона.</text:p>
            </text:list-item>
            <text:list-item>
              <text:p text:style-name="P9">Поддержание актуальной версии теста в репозитории.</text:p>
            </text:list-item>
          </text:list>
        </text:list-item>
        <text:list-item>
          <text:p text:style-name="P12">Проведение обучающего мероприятия. Организация одного семинара.</text:p>
        </text:list-item>
      </text:list>
      <text:p text:style-name="P3"><text:span text:style-name="T7">Теоретические знания, помимо перечисленных в ДИ-16-201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7">№</text:span></text:p>
          </table:table-cell>
          <table:table-cell table:style-name="Table1.A1" office:value-type="string">
            <text:p text:style-name="P4"><text:span text:style-name="T7">Знание</text:span></text:p>
          </table:table-cell>
          <table:table-cell table:style-name="Table1.A1" office:value-type="string">
            <text:p text:style-name="P4"><text:span text:style-name="T7">Срок</text:span></text:p>
          </table:table-cell>
        </table:table-row>
        <table:table-row table:style-name="Table1.1">
          <table:table-cell table:style-name="Table1.A1" office:value-type="string">
            <text:p text:style-name="P4">1.</text:p>
          </table:table-cell>
          <table:table-cell table:style-name="Table1.A1" office:value-type="string">
            <text:p text:style-name="P6">Знание теоретических основ тестирования приложений, согласно <text:span text:style-name="T8">ISTQB</text:span> <text:span text:style-name="T8">foundation</text:span> <text:span text:style-name="T8">level</text:span>.</text:p>
          </table:table-cell>
          <table:table-cell table:style-name="Table1.A1" office:value-type="string">
            <text:p text:style-name="P6"><text:span text:style-name="T8">30.0</text:span>4<text:span text:style-name="T8">.2016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8">2.</text:span></text:p>
          </table:table-cell>
          <table:table-cell table:style-name="Table1.A1" office:value-type="string">
            <text:p text:style-name="P6"><text:span text:style-name="T10">Знание основных элементов архитектуры web-приложений. Знание основных типов web-серверов. </text:span></text:p>
          </table:table-cell>
          <table:table-cell table:style-name="Table1.A1" office:value-type="string">
            <text:p text:style-name="P6"><text:span text:style-name="T8">30.0</text:span>6<text:span text:style-name="T8">.2016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8">3</text:span>. </text:p>
          </table:table-cell>
          <table:table-cell table:style-name="Table1.A1" office:value-type="string">
            <text:p text:style-name="P6"><text:span text:style-name="T10">Знание структуры HTTP протокола.</text:span> Знание способов у<text:span text:style-name="T10">правления передачей контента. Знание принципов кэширования и работы кэша.</text:span></text:p>
          </table:table-cell>
          <table:table-cell table:style-name="Table1.A1" office:value-type="string">
            <text:p text:style-name="P6">31.<text:span text:style-name="T8">0</text:span>7.2016</text:p>
          </table:table-cell>
        </table:table-row>
        <table:table-row table:style-name="Table1.1">
          <table:table-cell table:style-name="Table1.A1" office:value-type="string">
            <text:p text:style-name="P4"><text:span text:style-name="T8">4</text:span>.</text:p>
          </table:table-cell>
          <table:table-cell table:style-name="Table1.A1" office:value-type="string">
            <text:p text:style-name="P6"><text:span text:style-name="T10">Знание что такое модель нагрузки, нагрузочная точка, профиль нагрузки. Знание метрик производительности, метрик использования ресурсов, снимаемых при нагрузочном тестировании, знание типов нагрузочного тестирования</text:span></text:p>
          </table:table-cell>
          <table:table-cell table:style-name="Table1.A1" office:value-type="string">
            <text:p text:style-name="P6">31.<text:span text:style-name="T8">0</text:span>7.2016</text:p>
          </table:table-cell>
        </table:table-row>
        <table:table-row table:style-name="Table1.1">
          <table:table-cell table:style-name="Table1.A1" office:value-type="string">
            <text:p text:style-name="P4"><text:span text:style-name="T8">5</text:span>. </text:p>
          </table:table-cell>
          <table:table-cell table:style-name="Table1.A1" office:value-type="string">
            <text:p text:style-name="P6">Знание структуры протоколов : <text:span text:style-name="T8">web</text:span>-<text:span text:style-name="T8">socket</text:span>, <text:span text:style-name="T8">SoAP</text:span> / <text:span text:style-name="T8">REST</text:span>, <text:span text:style-name="T8">TCP</text:span> и умение имитировать взаимодействие по этим протоколам, используя <text:span text:style-name="T8">J</text:span>-<text:span text:style-name="T8">meter</text:span></text:p>
          </table:table-cell>
          <table:table-cell table:style-name="Table1.A1" office:value-type="string">
            <text:p text:style-name="P6">31.08.2016</text:p>
          </table:table-cell>
        </table:table-row>
        <table:table-row table:style-name="Table1.1">
          <table:table-cell table:style-name="Table1.A1" office:value-type="string">
            <text:p text:style-name="P4"><text:span text:style-name="T8">6</text:span>.</text:p>
          </table:table-cell>
          <table:table-cell table:style-name="Table1.A1" office:value-type="string">
            <text:p text:style-name="P6"><text:span text:style-name="T10">Знание метрик производительности СУБД. </text:span></text:p>
          </table:table-cell>
          <table:table-cell table:style-name="Table1.A1" office:value-type="string">
            <text:p text:style-name="P6">30.09.2016</text:p>
          </table:table-cell>
        </table:table-row>
        <table:table-row table:style-name="Table1.1">
          <table:table-cell table:style-name="Table1.A1" office:value-type="string">
            <text:p text:style-name="P4">7.</text:p>
          </table:table-cell>
          <table:table-cell table:style-name="Table1.A1" office:value-type="string">
            <text:p text:style-name="P6">Знание и умение пользоваться основными и продвинутыми техниками <text:s/>тест-дизайн.</text:p>
          </table:table-cell>
          <table:table-cell table:style-name="Table1.A1" office:value-type="string">
            <text:p text:style-name="P6">31.10.2016</text:p>
          </table:table-cell>
        </table:table-row>
        <table:table-row table:style-name="Table1.1">
          <table:table-cell table:style-name="Table1.A1" office:value-type="string">
            <text:p text:style-name="P4"><text:span text:style-name="T8">8.</text:span></text:p>
          </table:table-cell>
          <table:table-cell table:style-name="Table1.A1" office:value-type="string">
            <text:p text:style-name="P6">Умение использовать <text:span text:style-name="T8">Groovy</text:span> при реализации сценариев на <text:span text:style-name="T8">J</text:span>-<text:span text:style-name="T8">meter</text:span></text:p>
          </table:table-cell>
          <table:table-cell table:style-name="Table1.A1" office:value-type="string">
            <text:p text:style-name="P6"><text:span text:style-name="T8">30.11.2016</text:span></text:p>
          </table:table-cell>
        </table:table-row>
        <table:table-row table:style-name="Table1.1">
          <table:table-cell table:style-name="Table1.A10" office:value-type="string">
            <text:p text:style-name="P5">9.</text:p>
          </table:table-cell>
          <table:table-cell table:style-name="Table1.A10" office:value-type="string">
            <text:p text:style-name="P7">Теоретические и практические навыки программирования в рамках проведенного курса по JAVA</text:p>
          </table:table-cell>
          <table:table-cell table:style-name="Table1.A10" office:value-type="string">
            <text:p text:style-name="P7">30.11.2016</text:p>
          </table:table-cell>
        </table:table-row>
      </table:table>
      <text:p text:style-name="P3"><text:soft-page-break/><text:span text:style-name="T7">Рекомендуемая литература (загружена в </text:span><text:span text:style-name="T9">Wiki</text:span><text:span text:style-name="T7"> проекта управления качеством):</text:span></text:p>
      <text:list xml:id="list7156929163505357359" text:style-name="WWNum1">
        <text:list-item>
          <text:p text:style-name="P13">Канер, Фолк. Тестирование программного обеспечения.</text:p>
        </text:list-item>
        <text:list-item>
          <text:p text:style-name="P13"><text:span text:style-name="T8">Lee Copeland. Practitioner’s guide to software test design.</text:span></text:p>
        </text:list-item>
        <text:list-item>
          <text:p text:style-name="P13"><text:span text:style-name="T8">Performance testing guide (Microsoft) 2007.</text:span></text:p>
        </text:list-item>
        <text:list-item>
          <text:p text:style-name="P13"><text:span text:style-name="T8">ISTQB foundation level syllabus.</text:span></text:p>
        </text:list-item>
        <text:list-item>
          <text:p text:style-name="P13">Стандарт <text:span text:style-name="T8">RFC 2</text:span>6<text:span text:style-name="T8">16. HTTP </text:span>протокол.</text:p>
        </text:list-item>
        <text:list-item>
          <text:p text:style-name="P13">Стандарт<text:span text:style-name="T8"> RFC 6455. Web socket protocol.</text:span></text:p>
        </text:list-item>
        <text:list-item>
          <text:p text:style-name="P13"><text:span text:style-name="T8">Reilly. High performance MySQ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6</meta:editing-cycles>
    <meta:creation-date>2016-03-03T06:29:00</meta:creation-date>
    <dc:date>2016-03-24T11:19:05.552986638</dc:date>
    <meta:editing-duration>PT2M12S</meta:editing-duration>
    <meta:generator>LibreOffice/4.2.8.2$Linux_X86_64 LibreOffice_project/420m0$Build-2</meta:generator>
    <meta:document-statistic meta:table-count="1" meta:image-count="0" meta:object-count="0" meta:page-count="2" meta:paragraph-count="60" meta:word-count="357" meta:character-count="2931" meta:non-whitespace-character-count="2655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